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7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40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 style:data-style-name="N127"/>
    <style:style style:name="ce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36"/>
    <style:style style:name="ce38" style:family="table-cell" style:parent-style-name="Default" style:data-style-name="N142"/>
    <style:style style:name="ce39" style:family="table-cell" style:parent-style-name="Default">
      <style:text-properties fo:font-size="11pt" style:font-size-asian="11pt" style:font-size-complex="11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 office:value-type="string" calcext:value-type="string">
            <text:p>Acme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1" calcext:value-type="float">
            <text:p>R 1.00</text:p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Electrical</text:p>
          </table:table-cell>
          <table:table-cell table:style-name="ce28" office:value-type="float" office:value="1" calcext:value-type="float">
            <text:p>R 1.00</text:p>
          </table:table-cell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H17]+[.I17]" office:value-type="float" office:value="10" calcext:value-type="float">
            <text:p>10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lumbing</text:p>
          </table:table-cell>
          <table:table-cell table:style-name="ce28"/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H18]+[.I18]" office:value-type="float" office:value="14" calcext:value-type="float">
            <text:p>14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ool</text:p>
          </table:table-cell>
          <table:table-cell table:style-name="ce28"/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H19]+[.I19]" office:value-type="float" office:value="20" calcext:value-type="float">
            <text:p>20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ire equipment</text:p>
          </table:table-cell>
          <table:table-cell table:style-name="ce28"/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20]+[.I20]" office:value-type="float" office:value="25" calcext:value-type="float">
            <text:p>25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est eradication</text:p>
          </table:table-cell>
          <table:table-cell table:style-name="ce28"/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H21]+[.I21]" office:value-type="float" office:value="28" calcext:value-type="float">
            <text:p>28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ainting</text:p>
          </table:table-cell>
          <table:table-cell table:style-name="ce28"/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H22]+[.I22]" office:value-type="float" office:value="34" calcext:value-type="float">
            <text:p>34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Buildings (other)</text:p>
          </table:table-cell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23]+[.I23]" office:value-type="float" office:value="40" calcext:value-type="float">
            <text:p>40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H24]+[.I24]" office:value-type="float" office:value="43" calcext:value-type="float">
            <text:p>43</text:p>
          </table:table-cell>
        </table:table-row>
        <table:table-row table:style-name="ro3">
          <table:table-cell table:style-name="ce18" office:value-type="string" calcext:value-type="string">
            <text:p>Security</text:p>
          </table:table-cell>
          <table:table-cell table:style-name="ce18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H25]+[.I25]" office:value-type="float" office:value="47" calcext:value-type="float">
            <text:p>47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nce monitoring</text:p>
          </table:table-cell>
          <table:table-cell table:style-name="ce28"/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table:formula="of:=[.H26]+[.I26]" office:value-type="float" office:value="51" calcext:value-type="float">
            <text:p>51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atrols</text:p>
          </table:table-cell>
          <table:table-cell table:style-name="ce28"/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Utilities</text:p>
          </table:table-cell>
          <table:table-cell table:style-name="ce18"/>
          <table:table-cell table:style-name="ce28"/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ewerage</text:p>
          </table:table-cell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Electricity</text:p>
          </table:table-cell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32]); 0; SUM([.C32:.C$76])-SUM([.E33:.E$76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Refuse</text:p>
          </table:table-cell>
          <table:table-cell table:style-name="ce28"/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Water</text:p>
          </table:table-cell>
          <table:table-cell table:style-name="ce28"/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Employee costs</text:p>
          </table:table-cell>
          <table:table-cell table:style-name="ce18"/>
          <table:table-cell table:style-name="ce28"/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Other employees</text:p>
          </table:table-cell>
          <table:table-cell table:style-name="ce28"/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aff welfare</text:p>
          </table:table-cell>
          <table:table-cell table:style-name="ce28"/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omplex Manager</text:p>
          </table:table-cell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39]); 0; SUM([.C39:.C$76])-SUM([.E40:.E$76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Legal</text:p>
          </table:table-cell>
          <table:table-cell table:style-name="ce18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Lawyers' fees</text:p>
          </table:table-cell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Administration</text:p>
          </table:table-cell>
          <table:table-cell table:style-name="ce18"/>
          <table:table-cell table:style-name="ce28"/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orage</text:p>
          </table:table-cell>
          <table:table-cell table:style-name="ce28"/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Venue hire</text:p>
          </table:table-cell>
          <table:table-cell table:style-name="ce28"/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Travel</text:p>
          </table:table-cell>
          <table:table-cell table:style-name="ce28"/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Managing agent fees</text:p>
          </table:table-cell>
          <table:table-cell table:style-name="ce28"/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Communications</text:p>
          </table:table-cell>
          <table:table-cell table:style-name="ce18"/>
          <table:table-cell table:style-name="ce28"/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ostage</text:p>
          </table:table-cell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Travel</text:p>
          </table:table-cell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Telephone</text:p>
          </table:table-cell>
          <table:table-cell table:style-name="ce28"/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ationery</text:p>
          </table:table-cell>
          <table:table-cell table:style-name="ce28"/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Insurance</text:p>
          </table:table-cell>
          <table:table-cell table:style-name="ce18"/>
          <table:table-cell table:style-name="ce28"/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remiums</text:p>
          </table:table-cell>
          <table:table-cell table:style-name="ce28"/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Cleaning and Recycling</text:p>
          </table:table-cell>
          <table:table-cell table:style-name="ce18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leaning costs</text:p>
          </table:table-cell>
          <table:table-cell table:style-name="ce28"/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Recycling costs</text:p>
          </table:table-cell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Gardens</text:p>
          </table:table-cell>
          <table:table-cell table:style-name="ce18"/>
          <table:table-cell table:style-name="ce28"/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rdening supplies</text:p>
          </table:table-cell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ontractor fees</text:p>
          </table:table-cell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Banking</text:p>
          </table:table-cell>
          <table:table-cell table:style-name="ce18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harges</text:p>
          </table:table-cell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1" calcext:value-type="float">
            <text:p>R 1.00</text:p>
          </table:table-cell>
          <table:table-cell/>
          <table:table-cell table:style-name="ce31" table:formula="of:=SUM([.E17:.E76])" office:value-type="currency" office:currency="ZAR" office:value="1" calcext:value-type="currency">
            <text:p>R 1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default-cell-style-name="ce29"/>
        <table:table-column table:style-name="co7" table:default-cell-style-name="ce28"/>
        <table:table-column table:style-name="co8" table:default-cell-style-name="ce35"/>
        <table:table-column table:style-name="co2" table:visibility="collapse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Budget Planner</text:p>
          </table:table-cell>
          <table:covered-table-cell table:number-columns-repeated="2" table:style-name="ce32"/>
          <table:table-cell table:style-name="Default" table:number-columns-repeated="2"/>
          <table:table-cell/>
        </table:table-row>
        <table:table-row table:style-name="ro3">
          <table:table-cell table:style-name="ce32" office:value-type="string" calcext:value-type="string" table:number-columns-spanned="3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table-cell table:style-name="Default" table:number-columns-repeated="2"/>
          <table:table-cell/>
        </table:table-row>
        <table:table-row table:style-name="ro3">
          <table:table-cell table:style-name="ce32" office:value-type="string" calcext:value-type="string" table:number-columns-spanned="3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table-cell table:style-name="Default" table:number-columns-repeated="2"/>
          <table:table-cell/>
        </table:table-row>
        <table:table-row table:style-name="ro3">
          <table:table-cell table:style-name="ce32" office:value-type="string" calcext:value-type="string" table:number-columns-spanned="3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table-cell table:style-name="Default" table:number-columns-repeated="2"/>
          <table:table-cell/>
        </table:table-row>
        <table:table-row table:style-name="ro3">
          <table:table-cell table:style-name="ce32" office:value-type="string" calcext:value-type="string" table:number-columns-spanned="3" table:number-rows-spanned="1">
            <text:p>for the current year will be. However you should consider item and adjust them to</text:p>
          </table:table-cell>
          <table:covered-table-cell table:number-columns-repeated="2" table:style-name="ce32"/>
          <table:table-cell table:style-name="Default" table:number-columns-repeated="2"/>
          <table:table-cell/>
        </table:table-row>
        <table:table-row table:style-name="ro3">
          <table:table-cell table:style-name="ce32" office:value-type="string" calcext:value-type="string" table:number-columns-spanned="3" table:number-rows-spanned="1">
            <text:p>compensate for exceptional expenses in the previous or current financial year or</text:p>
          </table:table-cell>
          <table:covered-table-cell table:number-columns-repeated="2" table:style-name="ce32"/>
          <table:table-cell table:style-name="Default" table:number-columns-repeated="2"/>
          <table:table-cell/>
        </table:table-row>
        <table:table-row table:style-name="ro3">
          <table:table-cell table:style-name="ce32" office:value-type="string" calcext:value-type="string" table:number-columns-spanned="3" table:number-rows-spanned="1">
            <text:p>if the general rate of inflation is not appropriate for the item.</text:p>
          </table:table-cell>
          <table:covered-table-cell table:number-columns-repeated="2" table:style-name="ce32"/>
          <table:table-cell table:style-name="Default" table:number-columns-repeated="2"/>
          <table:table-cell/>
        </table:table-row>
        <table:table-row table:style-name="ro3">
          <table:table-cell table:style-name="ce32" table:number-columns-spanned="3" table:number-rows-spanned="1"/>
          <table:covered-table-cell table:number-columns-repeated="2" table:style-name="ce32"/>
          <table:table-cell table:style-name="Default" table:number-columns-repeated="2"/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65" calcext:value-type="percentage">
            <text:p>6.5%</text:p>
          </table:table-cell>
          <table:table-cell table:style-name="Default" table:number-columns-repeated="3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1.065" calcext:value-type="float">
            <text:p>1.065</text:p>
          </table:table-cell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 office:value-type="string" office:string-value="Electrical" calcext:value-type="string">
            <text:p>Electrical</text:p>
          </table:table-cell>
          <table:table-cell table:formula="of:=IF(ISBLANK(['Previous Year Financials'.C18]);&quot;&quot;;['Previous Year Financials'.C18])" office:value-type="float" office:value="1" calcext:value-type="float">
            <text:p>R 1.00</text:p>
          </table:table-cell>
          <table:table-cell table:formula="of:=IF([.C15]=&quot;&quot;;0;(1+[.$B$10])*[.C15])" office:value-type="float" office:value="1.065" calcext:value-type="float">
            <text:p>R 1.07</text:p>
          </table:table-cell>
          <table:table-cell table:formula="of:=IF([.C15]=&quot;&quot;; IF([.D15]=0;&quot;&quot;; &quot;You should not specify an amount.&quot;); [.D15]/[.C15]-1)" office:value-type="percentage" office:value="0.065" calcext:value-type="percentage">
            <text:p>6.5%</text:p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 office:value-type="string" office:string-value="Plumbing" calcext:value-type="string">
            <text:p>Plumbing</text:p>
          </table:table-cell>
          <table:table-cell table:formula="of:=IF(ISBLANK(['Previous Year Financials'.C19]);&quot;&quot;;['Previous Year Financials'.C19])">
            <text:p/>
          </table:table-cell>
          <table:table-cell table:formula="of:=IF([.C16]=&quot;&quot;;0;(1+[.$B$10])*[.C16])" office:value-type="float" office:value="0" calcext:value-type="float">
            <text:p/>
          </table:table-cell>
          <table:table-cell table:formula="of:=IF([.C16]=&quot;&quot;; IF([.D16]=0;&quot;&quot;; &quot;You should not specify an amount.&quot;); [.D16]/[.C16]-1)">
            <text:p/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 office:value-type="string" office:string-value="Pool" calcext:value-type="string">
            <text:p>Pool</text:p>
          </table:table-cell>
          <table:table-cell table:formula="of:=IF(ISBLANK(['Previous Year Financials'.C20]);&quot;&quot;;['Previous Year Financials'.C20])">
            <text:p/>
          </table:table-cell>
          <table:table-cell table:formula="of:=IF([.C17]=&quot;&quot;;0;(1+[.$B$10])*[.C17])" office:value-type="float" office:value="0" calcext:value-type="float">
            <text:p/>
          </table:table-cell>
          <table:table-cell table:formula="of:=IF([.C17]=&quot;&quot;; IF([.D17]=0;&quot;&quot;; &quot;You should not specify an amount.&quot;); [.D17]/[.C17]-1)">
            <text:p/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 office:value-type="string" office:string-value="Fire equipment" calcext:value-type="string">
            <text:p>Fire equipment</text:p>
          </table:table-cell>
          <table:table-cell table:formula="of:=IF(ISBLANK(['Previous Year Financials'.C21]);&quot;&quot;;['Previous Year Financials'.C21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[.D18]/[.C18]-1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 office:value-type="string" office:string-value="Pest eradication" calcext:value-type="string">
            <text:p>Pest eradication</text:p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[.D19]/[.C19]-1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 office:value-type="string" office:string-value="Painting" calcext:value-type="string">
            <text:p>Painting</text:p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[.D20]/[.C20]-1)">
            <text:p/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 office:value-type="string" office:string-value="Buildings (other)" calcext:value-type="string">
            <text:p>Buildings (other)</text:p>
          </table:table-cell>
          <table:table-cell table:formula="of:=IF(ISBLANK(['Previous Year Financials'.C24]);&quot;&quot;;['Previous Year Financials'.C24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[.D21]/[.C21]-1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[.D22]/[.C22]-1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6]);&quot;&quot;;['Previous Year Financials'.A26])" office:value-type="string" office:string-value="Security" calcext:value-type="string">
            <text:p>Security</text:p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[.D23]/[.C23]-1)">
            <text:p/>
          </table:table-cell>
          <table:table-cell table:formula="of:=IF([.A23]=&quot;&quot;;0;SUM([.D24:.D$73])-SUM([.F2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 office:value-type="string" office:string-value="Fence monitoring" calcext:value-type="string">
            <text:p>Fence monitoring</text:p>
          </table:table-cell>
          <table:table-cell table:formula="of:=IF(ISBLANK(['Previous Year Financials'.C27]);&quot;&quot;;['Previous Year Financials'.C27])">
            <text:p/>
          </table:table-cell>
          <table:table-cell table:formula="of:=IF([.C24]=&quot;&quot;;0;(1+[.$B$10])*[.C24])" office:value-type="float" office:value="0" calcext:value-type="float">
            <text:p/>
          </table:table-cell>
          <table:table-cell table:formula="of:=IF([.C24]=&quot;&quot;; IF([.D24]=0;&quot;&quot;; &quot;You should not specify an amount.&quot;); [.D24]/[.C24]-1)">
            <text:p/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 office:value-type="string" office:string-value="Patrols" calcext:value-type="string">
            <text:p>Patrols</text:p>
          </table:table-cell>
          <table:table-cell table:formula="of:=IF(ISBLANK(['Previous Year Financials'.C28]);&quot;&quot;;['Previous Year Financials'.C28])">
            <text:p/>
          </table:table-cell>
          <table:table-cell table:formula="of:=IF([.C25]=&quot;&quot;;0;(1+[.$B$10])*[.C25])" office:value-type="float" office:value="0" calcext:value-type="float">
            <text:p/>
          </table:table-cell>
          <table:table-cell table:formula="of:=IF([.C25]=&quot;&quot;; IF([.D25]=0;&quot;&quot;; &quot;You should not specify an amount.&quot;); [.D25]/[.C25]-1)">
            <text:p/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>
            <text:p/>
          </table:table-cell>
          <table:table-cell table:formula="of:=IF(ISBLANK(['Previous Year Financials'.C29]);&quot;&quot;;['Previous Year Financials'.C29])">
            <text:p/>
          </table:table-cell>
          <table:table-cell table:formula="of:=IF([.C26]=&quot;&quot;;0;(1+[.$B$10])*[.C26])" office:value-type="float" office:value="0" calcext:value-type="float">
            <text:p/>
          </table:table-cell>
          <table:table-cell table:formula="of:=IF([.C26]=&quot;&quot;; IF([.D26]=0;&quot;&quot;; &quot;You should not specify an amount.&quot;); [.D26]/[.C26]-1)">
            <text:p/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0]);&quot;&quot;;['Previous Year Financials'.A30])" office:value-type="string" office:string-value="Utilities" calcext:value-type="string">
            <text:p>Utilities</text:p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27]=&quot;&quot;;0;(1+[.$B$10])*[.C27])" office:value-type="float" office:value="0" calcext:value-type="float">
            <text:p/>
          </table:table-cell>
          <table:table-cell table:formula="of:=IF([.C27]=&quot;&quot;; IF([.D27]=0;&quot;&quot;; &quot;You should not specify an amount.&quot;); [.D27]/[.C27]-1)">
            <text:p/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 office:value-type="string" office:string-value="Sewerage" calcext:value-type="string">
            <text:p>Sewerage</text:p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[.D28]/[.C28]-1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 office:value-type="string" office:string-value="Electricity" calcext:value-type="string">
            <text:p>Electricity</text:p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[.D29]/[.C29]-1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 office:value-type="string" office:string-value="Refuse" calcext:value-type="string">
            <text:p>Refuse</text:p>
          </table:table-cell>
          <table:table-cell table:formula="of:=IF(ISBLANK(['Previous Year Financials'.C33]);&quot;&quot;;['Previous Year Financials'.C33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[.D30]/[.C30]-1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 office:value-type="string" office:string-value="Water" calcext:value-type="string">
            <text:p>Water</text:p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[.D31]/[.C31]-1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[.D32]/[.C32]-1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6]);&quot;&quot;;['Previous Year Financials'.A36])" office:value-type="string" office:string-value="Employee costs" calcext:value-type="string">
            <text:p>Employee costs</text:p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[.D33]/[.C33]-1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 office:value-type="string" office:string-value="Other employees" calcext:value-type="string">
            <text:p>Other employees</text:p>
          </table:table-cell>
          <table:table-cell table:formula="of:=IF(ISBLANK(['Previous Year Financials'.C37]);&quot;&quot;;['Previous Year Financials'.C37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[.D34]/[.C34]-1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 office:value-type="string" office:string-value="Staff welfare" calcext:value-type="string">
            <text:p>Staff welfare</text:p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[.D35]/[.C35]-1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 office:value-type="string" office:string-value="Complex Manager" calcext:value-type="string">
            <text:p>Complex Manager</text:p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[.D36]/[.C36]-1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[.D37]/[.C37]-1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1]);&quot;&quot;;['Previous Year Financials'.A41])" office:value-type="string" office:string-value="Legal" calcext:value-type="string">
            <text:p>Legal</text:p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[.D38]/[.C38]-1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 office:value-type="string" office:string-value="Lawyers' fees" calcext:value-type="string">
            <text:p>Lawyers' fees</text:p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[.D39]/[.C39]-1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[.D40]/[.C40]-1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4]);&quot;&quot;;['Previous Year Financials'.A44])" office:value-type="string" office:string-value="Administration" calcext:value-type="string">
            <text:p>Administration</text:p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[.D41]/[.C41]-1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 office:value-type="string" office:string-value="Storage" calcext:value-type="string">
            <text:p>Storage</text:p>
          </table:table-cell>
          <table:table-cell table:formula="of:=IF(ISBLANK(['Previous Year Financials'.C45]);&quot;&quot;;['Previous Year Financials'.C45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[.D42]/[.C42]-1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 office:value-type="string" office:string-value="Venue hire" calcext:value-type="string">
            <text:p>Venue hire</text:p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[.D43]/[.C43]-1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 office:value-type="string" office:string-value="Travel" calcext:value-type="string">
            <text:p>Travel</text:p>
          </table:table-cell>
          <table:table-cell table:formula="of:=IF(ISBLANK(['Previous Year Financials'.C47]);&quot;&quot;;['Previous Year Financials'.C47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[.D44]/[.C44]-1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 office:value-type="string" office:string-value="Managing agent fees" calcext:value-type="string">
            <text:p>Managing agent fees</text:p>
          </table:table-cell>
          <table:table-cell table:formula="of:=IF(ISBLANK(['Previous Year Financials'.C48]);&quot;&quot;;['Previous Year Financials'.C48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[.D45]/[.C45]-1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[.D46]/[.C46]-1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0]);&quot;&quot;;['Previous Year Financials'.A50])" office:value-type="string" office:string-value="Communications" calcext:value-type="string">
            <text:p>Communications</text:p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[.D47]/[.C47]-1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 office:value-type="string" office:string-value="Postage" calcext:value-type="string">
            <text:p>Postage</text:p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[.D48]/[.C48]-1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 office:value-type="string" office:string-value="Travel" calcext:value-type="string">
            <text:p>Travel</text:p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[.D49]/[.C49]-1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 office:value-type="string" office:string-value="Telephone" calcext:value-type="string">
            <text:p>Telephone</text:p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[.D50]/[.C50]-1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 office:value-type="string" office:string-value="Stationery" calcext:value-type="string">
            <text:p>Stationery</text:p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[.D51]/[.C51]-1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[.D52]/[.C52]-1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6]);&quot;&quot;;['Previous Year Financials'.A56])" office:value-type="string" office:string-value="Insurance" calcext:value-type="string">
            <text:p>Insurance</text:p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[.D53]/[.C53]-1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 office:value-type="string" office:string-value="Premiums" calcext:value-type="string">
            <text:p>Premiums</text:p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[.D54]/[.C54]-1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[.D55]/[.C55]-1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9]);&quot;&quot;;['Previous Year Financials'.A59])" office:value-type="string" office:string-value="Cleaning and Recycling" calcext:value-type="string">
            <text:p>Cleaning and Recycling</text:p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[.D56]/[.C56]-1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 office:value-type="string" office:string-value="Cleaning costs" calcext:value-type="string">
            <text:p>Cleaning costs</text:p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[.D57]/[.C57]-1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 office:value-type="string" office:string-value="Recycling costs" calcext:value-type="string">
            <text:p>Recycling costs</text:p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[.D58]/[.C58]-1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[.D59]/[.C59]-1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3]);&quot;&quot;;['Previous Year Financials'.A63])" office:value-type="string" office:string-value="Gardens" calcext:value-type="string">
            <text:p>Gardens</text:p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[.D60]/[.C60]-1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 office:value-type="string" office:string-value="Gardening supplies" calcext:value-type="string">
            <text:p>Gardening supplies</text:p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[.D61]/[.C61]-1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 office:value-type="string" office:string-value="Contractor fees" calcext:value-type="string">
            <text:p>Contractor fees</text:p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[.D62]/[.C62]-1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[.D63]/[.C63]-1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7]);&quot;&quot;;['Previous Year Financials'.A67])" office:value-type="string" office:string-value="Banking" calcext:value-type="string">
            <text:p>Banking</text:p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[.D64]/[.C64]-1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 office:value-type="string" office:string-value="Charges" calcext:value-type="string">
            <text:p>Charges</text:p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[.D65]/[.C65]-1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[.D66]/[.C66]-1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[.D67]/[.C67]-1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[.D68]/[.C68]-1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[.D69]/[.C69]-1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[.D70]/[.C70]-1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[.D71]/[.C71]-1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[.D72]/[.C72]-1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[.D73]/[.C73]-1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1" calcext:value-type="float">
            <text:p>1</text:p>
          </table:table-cell>
          <table:table-cell table:style-name="Default" table:formula="of:=SUM([.D14:.D73])" office:value-type="float" office:value="1.065" calcext:value-type="float">
            <text:p>1.065</text:p>
          </table:table-cell>
          <table:table-cell table:style-name="Default" table:formula="of:=IF([.C74]=&quot;&quot;; &quot;&quot;; [.D74]/[.C74]-1)" office:value-type="float" office:value="0.065" calcext:value-type="float">
            <text:p>0.065</text:p>
          </table:table-cell>
          <table:table-cell table:formula="of:=SUM([.F14:.F73])" office:value-type="float" office:value="1.065" calcext:value-type="float">
            <text:p>1.065</text:p>
          </table:table-cell>
        </table:table-row>
      </table:table>
      <table:table table:name="Budget Summary" table:style-name="ta1" table:protected="true">
        <loext:table-protection loext:select-unprotected-cells="true"/>
        <table:table-column table:style-name="co9" table:default-cell-style-name="ce37"/>
        <table:table-column table:style-name="co10" table:default-cell-style-name="ce29"/>
        <table:table-column table:style-name="co11" table:default-cell-style-name="ce38"/>
        <table:table-column table:style-name="co12" table:default-cell-style-name="ce37"/>
        <table:table-column table:style-name="co12" table:visibility="collapse" table:default-cell-style-name="ce37"/>
        <table:table-column table:style-name="co13" table:default-cell-style-name="ce38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6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31" table:formula="of:=['Budget Planner'.D74]" office:value-type="currency" office:currency="ZAR" office:value="1.065" calcext:value-type="currency">
            <text:p>R 1.07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31" table:formula="of:=['Budget Planner'.C74]" office:value-type="currency" office:currency="ZAR" office:value="1" calcext:value-type="currency">
            <text:p>R 1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5" table:formula="of:=[.B7]/[.B8]-1" office:value-type="percentage" office:value="0.065" calcext:value-type="percentage">
            <text:p>6.5%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6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39"/>
          <table:table-cell table:style-name="ce39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1.065" calcext:value-type="float">
            <text:p>R 1.07</text:p>
          </table:table-cell>
          <table:table-cell table:formula="of:=[.B13]/[.$B$7]" office:value-type="float" office:value="1" calcext:value-type="float">
            <text:p>100.0%</text:p>
          </table:table-cell>
          <table:table-cell/>
          <table:table-cell table:formula="of:=INDEX(['Previous Year Financials'.E$17:'Previous Year Financials'.E$186];['Previous Year Financials'.I17])" office:value-type="float" office:value="1" calcext:value-type="float">
            <text:p>1.00</text:p>
          </table:table-cell>
          <table:table-cell table:formula="of:=IF([.B13]&lt;&gt;0;[.B13]/[.E13]-1;&quot;&quot;)" office:value-type="float" office:value="0.065" calcext:value-type="float">
            <text:p>6.5%</text:p>
          </table:table-cell>
          <table:table-cell table:style-name="ce40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 table:number-columns-spanned="3" table:number-rows-spanned="1">
            <text:p>The 2017 figures had not been audited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8])" office:value-type="string" office:string-value="Security" calcext:value-type="string">
            <text:p>Security</text:p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1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18])" office:value-type="float" office:value="0" calcext:value-type="float">
            <text:p/>
          </table:table-cell>
          <table:table-cell table:formula="of:=IF([.B14]&lt;&gt;0;[.B14]/[.E14]-1;&quot;&quot;)">
            <text:p/>
          </table:table-cell>
          <table:table-cell table:style-name="ce40" table:formula="of:=IF(['Previous Year Financials'.B13]&lt;&gt;&quot;Yes&quot;; &quot;when the budget was prepared.&quot;; &quot;&quot;)" office:value-type="string" office:string-value="when the budget was prepared." calcext:value-type="string" table:number-columns-spanned="3" table:number-rows-spanned="1">
            <text:p>when the budget was prepared.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9])" office:value-type="string" office:string-value="Utilities" calcext:value-type="string">
            <text:p>Utilities</text:p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19])" office:value-type="float" office:value="0" calcext:value-type="float">
            <text:p/>
          </table:table-cell>
          <table:table-cell table:formula="of:=IF([.B15]&lt;&gt;0;[.B15]/[.E1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string" office:string-value="Employee costs" calcext:value-type="string">
            <text:p>Employee costs</text:p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0])" office:value-type="float" office:value="0" calcext:value-type="float">
            <text:p/>
          </table:table-cell>
          <table:table-cell table:formula="of:=IF([.B16]&lt;&gt;0;[.B16]/[.E1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string" office:string-value="Legal" calcext:value-type="string">
            <text:p>Legal</text:p>
          </table:table-cell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1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1])" office:value-type="float" office:value="0" calcext:value-type="float">
            <text:p/>
          </table:table-cell>
          <table:table-cell table:formula="of:=IF([.B17]&lt;&gt;0;[.B17]/[.E1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string" office:string-value="Administration" calcext:value-type="string">
            <text:p>Administration</text:p>
          </table:table-cell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1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2])" office:value-type="float" office:value="0" calcext:value-type="float">
            <text:p/>
          </table:table-cell>
          <table:table-cell table:formula="of:=IF([.B18]&lt;&gt;0;[.B18]/[.E1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string" office:string-value="Communications" calcext:value-type="string">
            <text:p>Communications</text:p>
          </table:table-cell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1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3])" office:value-type="float" office:value="0" calcext:value-type="float">
            <text:p/>
          </table:table-cell>
          <table:table-cell table:formula="of:=IF([.B19]&lt;&gt;0;[.B19]/[.E1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string" office:string-value="Insurance" calcext:value-type="string">
            <text:p>Insurance</text:p>
          </table:table-cell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2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4])" office:value-type="float" office:value="0" calcext:value-type="float">
            <text:p/>
          </table:table-cell>
          <table:table-cell table:formula="of:=IF([.B20]&lt;&gt;0;[.B20]/[.E2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string" office:string-value="Cleaning and Recycling" calcext:value-type="string">
            <text:p>Cleaning and Recycling</text:p>
          </table:table-cell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2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5])" office:value-type="float" office:value="0" calcext:value-type="float">
            <text:p/>
          </table:table-cell>
          <table:table-cell table:formula="of:=IF([.B21]&lt;&gt;0;[.B21]/[.E2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string" office:string-value="Gardens" calcext:value-type="string">
            <text:p>Gardens</text:p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[.B22]/[.E2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string" office:string-value="Banking" calcext:value-type="string">
            <text:p>Banking</text:p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[.B23]/[.E2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[.B24]/[.E2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[.B25]/[.E2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[.B26]/[.E2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[.B27]/[.E2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[.B28]/[.E2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[.B29]/[.E2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[.B30]/[.E3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[.B31]/[.E3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[.B32]/[.E3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[.B33]/[.E3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[.B34]/[.E3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[.B35]/[.E3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[.B36]/[.E3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[.B37]/[.E3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[.B38]/[.E3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[.B39]/[.E3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[.B40]/[.E4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[.B41]/[.E4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[.B42]/[.E4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[.B43]/[.E4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[.B44]/[.E4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[.B45]/[.E4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[.B46]/[.E4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[.B47]/[.E4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[.B48]/[.E4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[.B49]/[.E4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[.B50]/[.E5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[.B51]/[.E5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[.B52]/[.E5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[.B53]/[.E5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[.B54]/[.E5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[.B55]/[.E5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[.B56]/[.E5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[.B57]/[.E5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[.B58]/[.E5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[.B59]/[.E5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[.B60]/[.E6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[.B61]/[.E6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[.B62]/[.E6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[.B63]/[.E6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[.B64]/[.E6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[.B65]/[.E6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[.B66]/[.E6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[.B67]/[.E6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[.B68]/[.E6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[.B69]/[.E6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[.B70]/[.E7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[.B71]/[.E71]-1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7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18:18:15.750151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6T18:25:17.231347808</dc:date>
    <meta:editing-duration>PT7H34M7S</meta:editing-duration>
    <meta:editing-cycles>32</meta:editing-cycles>
    <meta:generator>LibreOffice/5.0.6.2$Linux_X86_64 LibreOffice_project/00$Build-2</meta:generator>
    <meta:document-statistic meta:table-count="4" meta:cell-count="1542" meta:object-count="0"/>
  </office:meta>
</office:document-meta>
</file>